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ext:p text:style-name="P9">This is template number two.</text:p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<text:user-field-get text:name="isp_dolzh">isp_dolzh</text:user-field-get></text:p>
          </table:table-cell>
          <table:table-cell office:value-type="string">
            <text:p text:style-name="P5"><text:user-field-get text:name="isp_name">isp_name</text:user-field-get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3:55:26.57</dc:date>
    <meta:editing-duration>PT01H23M52S</meta:editing-duration>
    <meta:editing-cycles>15</meta:editing-cycles>
    <meta:generator>OpenOffice.org/3.1$Win32 OpenOffice.org_project/310m11$Build-9399</meta:generator>
    <meta:document-statistic meta:table-count="1" meta:image-count="0" meta:object-count="0" meta:page-count="2" meta:paragraph-count="6" meta:word-count="18" meta:character-count="101"/>
  </office:meta>
</office:document-meta>
</file>